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0.0673in" fo:min-width="0.0673in"/>
    </style:style>
    <style:style style:name="gr3" style:family="graphic">
      <style:graphic-properties draw:textarea-horizontal-align="justify" draw:textarea-vertical-align="middle" draw:auto-grow-height="false" fo:min-height="0.0768in" fo:min-width="0.0768in"/>
    </style:style>
    <style:style style:name="gr4" style:family="graphic">
      <style:graphic-properties draw:textarea-horizontal-align="justify" draw:textarea-vertical-align="middle" draw:auto-grow-height="false" fo:min-height="0.0669in" fo:min-width="0.0669in"/>
    </style:style>
    <style:style style:name="gr5" style:family="graphic">
      <style:graphic-properties draw:textarea-horizontal-align="justify" draw:textarea-vertical-align="middle" draw:auto-grow-height="false" fo:min-height="0.0598in" fo:min-width="0.0598in"/>
    </style:style>
    <style:style style:name="gr6" style:family="graphic">
      <style:graphic-properties draw:textarea-horizontal-align="justify" draw:textarea-vertical-align="middle" draw:auto-grow-height="false" fo:min-height="0.0685in" fo:min-width="0.0685in"/>
    </style:style>
    <style:style style:name="gr7" style:family="graphic">
      <style:graphic-properties draw:textarea-horizontal-align="justify" draw:textarea-vertical-align="middle" draw:auto-grow-height="false" fo:min-height="0.0516in" fo:min-width="0.0516in"/>
    </style:style>
    <style:style style:name="gr8" style:family="graphic">
      <style:graphic-properties draw:textarea-horizontal-align="justify" draw:textarea-vertical-align="middle" draw:auto-grow-height="false" fo:min-height="0.0854in" fo:min-width="0.0854in"/>
    </style:style>
    <style:style style:name="gr9" style:family="graphic">
      <style:graphic-properties draw:textarea-horizontal-align="justify" draw:textarea-vertical-align="middle" draw:auto-grow-height="false" fo:min-height="0.0764in" fo:min-width="0.0764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5.3693in" svg:y1="2.5004in" svg:x2="6.2343in" svg:y2="1.5878in">
            <text:p/>
          </draw:line>
          <draw:line draw:z-index="1" draw:style-name="gr1" draw:text-style-name="P1" svg:x1="6.2339in" svg:y1="2.489in" svg:x2="7.0988in" svg:y2="1.6236in">
            <text:p/>
          </draw:line>
          <draw:line draw:z-index="2" draw:style-name="gr1" draw:text-style-name="P1" svg:x1="6.2579in" svg:y1="1.5996in" svg:x2="7.0748in" svg:y2="1.576in">
            <text:p/>
          </draw:line>
          <draw:line draw:z-index="3" draw:style-name="gr1" draw:text-style-name="P1" svg:x1="5.4173in" svg:y1="2.5122in" svg:x2="6.2823in" svg:y2="2.4768in">
            <text:p/>
          </draw:line>
          <draw:line draw:z-index="4" draw:style-name="gr1" draw:text-style-name="P1" svg:x1="6.2339in" svg:y1="3.0461in" svg:x2="6.2339in" svg:y2="2.5126in">
            <text:p/>
          </draw:line>
          <draw:line draw:z-index="5" draw:style-name="gr1" draw:text-style-name="P1" svg:x1="5.3693in" svg:y1="3.0343in" svg:x2="6.2224in" svg:y2="2.9988in">
            <text:p/>
          </draw:line>
          <draw:line draw:z-index="6" draw:style-name="gr1" draw:text-style-name="P1" svg:x1="5.3693in" svg:y1="2.5244in" svg:x2="5.3933in" svg:y2="3.0461in">
            <text:p/>
          </draw:line>
          <draw:line draw:z-index="7" draw:style-name="gr1" draw:text-style-name="P1" svg:x1="7.0748in" svg:y1="1.6358in" svg:x2="7.1106in" svg:y2="2.1335in">
            <text:p/>
          </draw:line>
          <draw:line draw:z-index="8" draw:style-name="gr1" draw:text-style-name="P1" svg:x1="6.2819in" svg:y1="3.0579in" svg:x2="7.1469in" svg:y2="2.1335in">
            <text:p/>
          </draw:line>
          <draw:line draw:z-index="9" draw:style-name="gr1" draw:text-style-name="P1" svg:x1="5.2854in" svg:y1="0.5571in" svg:x2="5.2614in" svg:y2="3.0343in">
            <text:p/>
          </draw:line>
          <draw:line draw:z-index="10" draw:style-name="gr1" draw:text-style-name="P1" svg:x1="4.8528in" svg:y1="3.0811in" svg:x2="8.0362in" svg:y2="3.0457in">
            <text:p/>
          </draw:line>
          <draw:line draw:z-index="11" draw:style-name="gr1" draw:text-style-name="P1" svg:x1="7.3634in" svg:y1="0.972in" svg:x2="5.2492in" svg:y2="2.987in">
            <text:p/>
          </draw:line>
          <draw:line draw:z-index="12" draw:style-name="gr1" draw:text-style-name="P1" svg:x1="6.2339in" svg:y1="1.6236in" svg:x2="6.2461in" svg:y2="2.1217in">
            <text:p/>
          </draw:line>
          <draw:line draw:z-index="13" draw:style-name="gr1" draw:text-style-name="P1" svg:x1="7.0988in" svg:y1="2.1453in" svg:x2="6.2701in" svg:y2="2.1217in">
            <text:p/>
          </draw:line>
          <draw:line draw:z-index="14" draw:style-name="gr1" draw:text-style-name="P1" svg:x1="8.889in" svg:y1="0.3673in" svg:x2="8.9008in" svg:y2="3.0815in">
            <text:p/>
          </draw:line>
          <draw:line draw:z-index="15" draw:style-name="gr1" draw:text-style-name="P1" svg:x1="8.4567in" svg:y1="3.0224in" svg:x2="12.4567in" svg:y2="2.9988in">
            <text:p/>
          </draw:line>
          <draw:custom-shape draw:z-index="16" draw:style-name="gr2" draw:text-style-name="P1" svg:width="0.0949in" svg:height="0.0949in" svg:x="9.778in" svg:y="2.56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3" draw:text-style-name="P1" svg:width="0.1083in" svg:height="0.1083in" svg:x="11.4835in" svg:y="2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4" draw:text-style-name="P1" svg:width="0.0945in" svg:height="0.0945in" svg:x="11.4835in" svg:y="2.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5" draw:text-style-name="P1" svg:width="0.0843in" svg:height="0.0843in" svg:x="9.7657in" svg:y="2.121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style-name="gr6" draw:text-style-name="P1" svg:width="0.0961in" svg:height="0.0961in" svg:x="9.2374in" svg:y="2.903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style-name="gr7" draw:text-style-name="P1" svg:width="0.072in" svg:height="0.072in" svg:x="9.5976in" svg:y="2.927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style-name="gr8" draw:text-style-name="P1" svg:width="0.1201in" svg:height="0.1201in" svg:x="9.5618in" svg:y="2.773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style-name="gr9" draw:text-style-name="P1" svg:width="0.1079in" svg:height="0.1079in" svg:x="9.2374in" svg:y="2.749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4" draw:style-name="gr1" draw:text-style-name="P1" svg:x1="9.8378in" svg:y1="2.1571in" svg:x2="9.8378in" svg:y2="2.5957in">
            <text:p/>
          </draw:line>
          <draw:line draw:z-index="25" draw:style-name="gr1" draw:text-style-name="P1" svg:x1="11.5677in" svg:y1="2.1571in" svg:x2="11.5555in" svg:y2="2.6429in">
            <text:p/>
          </draw:line>
          <draw:line draw:z-index="26" draw:style-name="gr1" draw:text-style-name="P1" svg:x1="9.9098in" svg:y1="2.1689in" svg:x2="11.4717in" svg:y2="2.1453in">
            <text:p/>
          </draw:line>
          <draw:line draw:z-index="27" draw:style-name="gr1" draw:text-style-name="P1" svg:x1="9.9461in" svg:y1="2.6551in" svg:x2="11.5197in" svg:y2="2.6193in">
            <text:p/>
          </draw:line>
          <draw:line draw:z-index="28" draw:style-name="gr1" draw:text-style-name="P1" svg:x1="9.2854in" svg:y1="2.8323in" svg:x2="9.3094in" svg:y2="2.9508in">
            <text:p/>
          </draw:line>
          <draw:line draw:z-index="29" draw:style-name="gr1" draw:text-style-name="P1" svg:x1="9.6697in" svg:y1="2.8323in" svg:x2="9.6697in" svg:y2="2.9744in">
            <text:p/>
          </draw:line>
          <draw:line draw:z-index="30" draw:style-name="gr1" draw:text-style-name="P1" svg:x1="9.2972in" svg:y1="2.8205in" svg:x2="9.6339in" svg:y2="2.8205in">
            <text:p/>
          </draw:line>
          <draw:line draw:z-index="31" draw:style-name="gr1" draw:text-style-name="P1" svg:x1="9.3335in" svg:y1="2.9988in" svg:x2="9.6697in" svg:y2="2.987in">
            <text:p/>
          </draw:line>
          <draw:line draw:z-index="32" draw:style-name="gr1" draw:text-style-name="P1" svg:x1="9.3453in" svg:y1="2.7496in" svg:x2="9.802in" svg:y2="2.1925in">
            <text:p/>
          </draw:line>
          <draw:line draw:z-index="33" draw:style-name="gr1" draw:text-style-name="P1" svg:x1="9.6819in" svg:y1="2.8445in" svg:x2="11.5437in" svg:y2="2.1453in">
            <text:p/>
          </draw:line>
          <draw:line draw:z-index="34" draw:style-name="gr1" draw:text-style-name="P1" svg:x1="9.3213in" svg:y1="2.9748in" svg:x2="9.85in" svg:y2="2.6429in">
            <text:p/>
          </draw:line>
          <draw:line draw:z-index="35" draw:style-name="gr1" draw:text-style-name="P1" svg:x1="9.6819in" svg:y1="2.9748in" svg:x2="11.5315in" svg:y2="2.6075in">
            <text:p/>
          </draw:lin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]*[.E4]/[.D4]" office:value-type="float" office:value="5" calcext:value-type="float">
            <text:p>5</text:p>
          </table:table-cell>
          <table:table-cell table:formula="of:=[.C4]*[.E4]/[.D4]" office:value-type="float" office:value="5" calcext:value-type="float">
            <text:p>5</text:p>
          </table:table-cell>
          <table:table-cell table:formula="of:=INT([.F4])" office:value-type="float" office:value="5" calcext:value-type="float">
            <text:p>5</text:p>
          </table:table-cell>
          <table:table-cell table:formula="of:=INT([.G4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*[.E5]/[.D5]" office:value-type="float" office:value="15" calcext:value-type="float">
            <text:p>15</text:p>
          </table:table-cell>
          <table:table-cell table:formula="of:=[.C5]*[.E5]/[.D5]" office:value-type="float" office:value="5" calcext:value-type="float">
            <text:p>5</text:p>
          </table:table-cell>
          <table:table-cell table:formula="of:=INT([.F5])" office:value-type="float" office:value="15" calcext:value-type="float">
            <text:p>15</text:p>
          </table:table-cell>
          <table:table-cell table:formula="of:=INT([.G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6]*[.E6]/[.D6]" office:value-type="float" office:value="15" calcext:value-type="float">
            <text:p>15</text:p>
          </table:table-cell>
          <table:table-cell table:formula="of:=[.C6]*[.E6]/[.D6]" office:value-type="float" office:value="10" calcext:value-type="float">
            <text:p>10</text:p>
          </table:table-cell>
          <table:table-cell table:formula="of:=INT([.F6])" office:value-type="float" office:value="15" calcext:value-type="float">
            <text:p>15</text:p>
          </table:table-cell>
          <table:table-cell table:formula="of:=INT([.G6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7]*[.E7]/[.D7]" office:value-type="float" office:value="5" calcext:value-type="float">
            <text:p>5</text:p>
          </table:table-cell>
          <table:table-cell table:formula="of:=[.C7]*[.E7]/[.D7]" office:value-type="float" office:value="10" calcext:value-type="float">
            <text:p>10</text:p>
          </table:table-cell>
          <table:table-cell table:formula="of:=INT([.F7])" office:value-type="float" office:value="5" calcext:value-type="float">
            <text:p>5</text:p>
          </table:table-cell>
          <table:table-cell table:formula="of:=INT([.G7])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8]*[.E8]/[.D8]" office:value-type="float" office:value="1.25" calcext:value-type="float">
            <text:p>1.25</text:p>
          </table:table-cell>
          <table:table-cell table:formula="of:=[.C8]*[.E8]/[.D8]" office:value-type="float" office:value="1.25" calcext:value-type="float">
            <text:p>1.25</text:p>
          </table:table-cell>
          <table:table-cell table:formula="of:=INT([.F8])" office:value-type="float" office:value="1" calcext:value-type="float">
            <text:p>1</text:p>
          </table:table-cell>
          <table:table-cell table:formula="of:=INT([.G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9]*[.E9]/[.D9]" office:value-type="float" office:value="3.75" calcext:value-type="float">
            <text:p>3.75</text:p>
          </table:table-cell>
          <table:table-cell table:formula="of:=[.C9]*[.E9]/[.D9]" office:value-type="float" office:value="1.25" calcext:value-type="float">
            <text:p>1.25</text:p>
          </table:table-cell>
          <table:table-cell table:formula="of:=INT([.F9])" office:value-type="float" office:value="3" calcext:value-type="float">
            <text:p>3</text:p>
          </table:table-cell>
          <table:table-cell table:formula="of:=INT([.G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0]*[.E10]/[.D10]" office:value-type="float" office:value="3.75" calcext:value-type="float">
            <text:p>3.75</text:p>
          </table:table-cell>
          <table:table-cell table:formula="of:=[.C10]*[.E10]/[.D10]" office:value-type="float" office:value="2.5" calcext:value-type="float">
            <text:p>2.5</text:p>
          </table:table-cell>
          <table:table-cell table:formula="of:=INT([.F10])" office:value-type="float" office:value="3" calcext:value-type="float">
            <text:p>3</text:p>
          </table:table-cell>
          <table:table-cell table:formula="of:=INT([.G1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1]*[.E11]/[.D11]" office:value-type="float" office:value="1.25" calcext:value-type="float">
            <text:p>1.25</text:p>
          </table:table-cell>
          <table:table-cell table:formula="of:=[.C11]*[.E11]/[.D11]" office:value-type="float" office:value="2.5" calcext:value-type="float">
            <text:p>2.5</text:p>
          </table:table-cell>
          <table:table-cell table:formula="of:=INT([.F11])" office:value-type="float" office:value="1" calcext:value-type="float">
            <text:p>1</text:p>
          </table:table-cell>
          <table:table-cell table:formula="of:=INT([.G11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08:54.235050553</meta:creation-date>
    <dc:date>2021-05-18T22:08:07.816174901</dc:date>
    <meta:editing-duration>P1DT9H38M52S</meta:editing-duration>
    <meta:editing-cycles>1</meta:editing-cycles>
    <meta:document-statistic meta:table-count="1" meta:cell-count="72" meta:object-count="36"/>
    <meta:generator>LibreOffice/6.4.7.2$Linux_X86_64 LibreOffice_project/40$Build-2</meta:generator>
  </office:meta>
</office:document-meta>
</file>